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arela Round" svg:font-family="'Varela Round', 'Helvetica Neue', Helvetica, Roboto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4af86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rsid="0014af86" officeooo:paragraph-rsid="0014af86"/>
    </style:style>
    <style:style style:name="P3" style:family="paragraph" style:parent-style-name="Preformatted_20_Text">
      <style:text-properties officeooo:paragraph-rsid="0014af86"/>
    </style:style>
    <style:style style:name="T1" style:family="text">
      <style:text-properties officeooo:rsid="0014af86"/>
    </style:style>
    <style:style style:name="T2" style:family="text">
      <style:text-properties fo:color="#333333" style:text-line-through-style="none" style:text-line-through-type="none" style:text-underline-style="none" fo:font-weight="bold" style:text-blinking="false" fo:background-color="transparent" loext:char-shading-value="0" fo:padding-left="0cm" fo:padding-right="0cm" fo:padding-top="0cm" fo:padding-bottom="0.049cm" fo:border-left="none" fo:border-right="none" fo:border-top="none" fo:border-bottom="1.5pt solid #a9fd00"/>
    </style:style>
    <style:style style:name="T3" style:family="text">
      <style:text-properties fo:font-variant="normal" fo:text-transform="none" fo:color="#333333" style:font-name="Varela Round" fo:font-size="12pt" fo:letter-spacing="normal" fo:font-style="normal" fo:font-weight="normal"/>
    </style:style>
    <style:style style:name="T4" style:family="text">
      <style:text-properties fo:font-variant="normal" fo:text-transform="none" fo:color="#333333" style:font-name="Varela Round" fo:font-size="12pt" fo:letter-spacing="normal" fo:font-style="normal" fo:font-weight="normal" officeooo:rsid="0014af86"/>
    </style:style>
    <style:style style:name="T5" style:family="text">
      <style:text-properties fo:text-transform="capitalize" fo:color="#333333" style:text-line-through-style="none" style:text-line-through-type="none" style:font-name="Varela Round" fo:font-size="12pt" fo:letter-spacing="normal" fo:font-style="normal" style:text-underline-style="none" fo:font-weight="bold" style:text-blinking="false" fo:background-color="transparent" loext:char-shading-value="0" fo:padding-left="0cm" fo:padding-right="0cm" fo:padding-top="0cm" fo:padding-bottom="0.049cm" fo:border-left="none" fo:border-right="none" fo:border-top="none" fo:border-bottom="1.5pt solid #a9fd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Hamburguer menu icon: </text:span><text:a xlink:type="simple" xlink:href="http://www.flaticon.com/authors/robin-kylander"><text:span text:style-name="T2">Robin Kylander</text:span></text:a></text:p>
      <text:p text:style-name="P2"><text:span text:style-name="T3">By placing a link with the text "designed by {Author's Name} from Flaticon" in a visible</text:span></text:p>
      <text:p text:style-name="P2"><text:span text:style-name="T3">spot, so the author's authorship is noticeable.</text:span></text:p>
      <text:p text:style-name="P1"><text:line-break/> <text:span text:style-name="T4">designed by Robin Kylander from Flaticon.</text:span>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arela Round" svg:font-family="'Varela Round', 'Helvetica Neue', Helvetica, Roboto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7T15:52:19.398282771</dc:date>
    <meta:generator>LibreOffice/4.2.8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1" meta:paragraph-count="4" meta:word-count="34" meta:character-count="214" meta:non-whitespace-character-count="182"/>
  </office:meta>
</office:document-meta>
</file>